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36.81mm"/>
    </style:style>
    <style:style style:name="co6" style:family="table-column">
      <style:table-column-properties fo:break-before="auto" style:column-width="62.74mm"/>
    </style:style>
    <style:style style:name="co7" style:family="table-column">
      <style:table-column-properties fo:break-before="auto" style:column-width="10.78mm"/>
    </style:style>
    <style:style style:name="co8" style:family="table-column">
      <style:table-column-properties fo:break-before="auto" style:column-width="82.94mm"/>
    </style:style>
    <style:style style:name="co9" style:family="table-column">
      <style:table-column-properties fo:break-before="auto" style:column-width="8.55mm"/>
    </style:style>
    <style:style style:name="co10" style:family="table-column">
      <style:table-column-properties fo:break-before="auto" style:column-width="178.3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7.5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15.9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FC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7mm" svg:height="9.52mm" svg:x="41.89mm" svg:y="8.2mm" draw:caption-point-x="-4.07mm" draw:caption-point-y="-8.1mm">
              <dc:date>2017-01-18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1" office:value-type="string" calcext:value-type="string">
            <office:annotation draw:style-name="gr1" draw:text-style-name="P2" svg:width="127mm" svg:height="9.52mm" svg:x="73.64mm" svg:y="8.2mm" draw:caption-point-x="-4.07mm" draw:caption-point-y="-8.1mm">
              <dc:date>2017-01-18T00:00:00</dc:date>
              <text:p text:style-name="P1"><text:span text:style-name="T1">Código de la cabecera asociada</text:span></text:p>
            </office:annotation>
            <text:p>codigo_cabecera</text:p>
          </table:table-cell>
          <table:table-cell table:style-name="ce1" office:value-type="string" calcext:value-type="string">
            <office:annotation draw:style-name="gr2" draw:text-style-name="P2" svg:width="127mm" svg:height="10.29mm" svg:x="105.39mm" svg:y="7.82mm" draw:caption-point-x="-4.07mm" draw:caption-point-y="-7.72mm">
              <dc:date>2017-01-18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3" draw:text-style-name="P2" svg:width="127mm" svg:height="225.57mm" svg:x="137.14mm" svg:y="0mm" draw:caption-point-x="-4.07mm" draw:caption-point-y="0.1mm">
              <dc:date>2017-01-18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4" draw:text-style-name="P2" svg:width="127mm" svg:height="117.93mm" svg:x="168.89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1" office:value-type="string" calcext:value-type="string">
            <office:annotation draw:style-name="gr4" draw:text-style-name="P2" svg:width="127mm" svg:height="117.93mm" svg:x="200.64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id_urbanizacion</text:p>
          </table:table-cell>
          <table:table-cell table:style-name="ce1" office:value-type="string" calcext:value-type="string">
            <office:annotation draw:style-name="gr2" draw:text-style-name="P2" svg:width="127mm" svg:height="10.29mm" svg:x="232.39mm" svg:y="7.82mm" draw:caption-point-x="-4.07mm" draw:caption-point-y="-7.72mm">
              <dc:date>2017-01-18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1" office:value-type="string" calcext:value-type="string">
            <office:annotation draw:style-name="gr1" draw:text-style-name="P2" svg:width="127mm" svg:height="9.52mm" svg:x="269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del Master EOC</text:p>
          </table:table-cell>
          <table:table-cell table:style-name="ce1" office:value-type="string" calcext:value-type="string">
            <office:annotation draw:style-name="gr1" draw:text-style-name="P2" svg:width="127mm" svg:height="9.52mm" svg:x="300.9mm" svg:y="8.2mm" draw:caption-point-x="-4.07mm" draw:caption-point-y="-8.1mm">
              <dc:date>2017-01-18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1" office:value-type="string" calcext:value-type="string">
            <office:annotation draw:style-name="gr1" draw:text-style-name="P2" svg:width="127mm" svg:height="9.52mm" svg:x="332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office:annotation draw:style-name="gr1" draw:text-style-name="P2" svg:width="127mm" svg:height="9.52mm" svg:x="396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office:annotation draw:style-name="gr1" draw:text-style-name="P2" svg:width="127mm" svg:height="9.52mm" svg:x="459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-CPE</text:p>
          </table:table-cell>
          <table:table-cell table:style-name="ce2" office:value-type="string" calcext:value-type="string">
            <office:annotation draw:style-name="gr1" draw:text-style-name="P2" svg:width="127mm" svg:height="9.52mm" svg:x="491.4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office:annotation draw:style-name="gr1" draw:text-style-name="P2" svg:width="127mm" svg:height="9.52mm" svg:x="650.1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office:annotation draw:style-name="gr1" draw:text-style-name="P2" svg:width="127mm" svg:height="9.52mm" svg:x="713.65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1" office:value-type="string" calcext:value-type="string">
            <office:annotation draw:style-name="gr2" draw:text-style-name="P2" svg:width="127mm" svg:height="10.29mm" svg:x="745.4mm" svg:y="7.82mm" draw:caption-point-x="-4.07mm" draw:caption-point-y="-7.72mm">
              <dc:date>2017-01-18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office:annotation draw:style-name="gr1" draw:text-style-name="P2" svg:width="127mm" svg:height="9.52mm" svg:x="840.65mm" svg:y="8.2mm" draw:caption-point-x="-4.07mm" draw:caption-point-y="-8.1mm">
              <dc:date>2017-01-18T00:00:00</dc:date>
              <text:p text:style-name="P1"><text:span text:style-name="T1">Alfanumérico sin puntos ni doble punto (. o :) en MINUSCULAS</text:span></text:p>
            </office:annotation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d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203f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f9b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be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421f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751aa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0bfd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4a4eb</text:p>
          </table:table-cell>
          <table:table-cell table:number-columns-repeated="998"/>
        </table:table-row>
        <table:table-row table:style-name="ro1" table:number-rows-repeated="83">
          <table:table-cell table:style-name="ce2" table:number-columns-repeated="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5"/>
          <table:table-cell table:style-name="ce2" table:number-columns-repeated="4"/>
          <table:table-cell table:number-columns-repeated="997"/>
        </table:table-row>
        <table:table-row table:style-name="ro2" table:number-rows-repeated="1048362">
          <table:table-cell table:number-columns-repeated="1024"/>
        </table:table-row>
        <table:table-row table:style-name="ro3" table:number-rows-repeated="1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MAN" table:style-name="ta1">
        <table:table-column table:style-name="co4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7mm" svg:height="9.52mm" svg:x="38.85mm" svg:y="8.2mm" draw:caption-point-x="-4.07mm" draw:caption-point-y="-8.1mm">
              <dc:date>2017-01-18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1" office:value-type="string" calcext:value-type="string">
            <office:annotation draw:style-name="gr1" draw:text-style-name="P2" svg:width="127mm" svg:height="9.52mm" svg:x="70.6mm" svg:y="8.2mm" draw:caption-point-x="-4.07mm" draw:caption-point-y="-8.1mm">
              <dc:date>2017-01-18T00:00:00</dc:date>
              <text:p text:style-name="P1"><text:span text:style-name="T1">Código de la </text:span><text:span text:style-name="T1">cabecera asociada</text:span></text:p>
            </office:annotation>
            <text:p>codigo_cabecera</text:p>
          </table:table-cell>
          <table:table-cell table:style-name="ce1" office:value-type="string" calcext:value-type="string">
            <office:annotation draw:style-name="gr2" draw:text-style-name="P2" svg:width="127mm" svg:height="10.29mm" svg:x="102.35mm" svg:y="7.82mm" draw:caption-point-x="-4.07mm" draw:caption-point-y="-7.72mm">
              <dc:date>2017-01-18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3" draw:text-style-name="P2" svg:width="127mm" svg:height="225.57mm" svg:x="134.1mm" svg:y="0mm" draw:caption-point-x="-4.07mm" draw:caption-point-y="0.1mm">
              <dc:date>2017-01-18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</text:span><text:span text:style-name="T1">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</text:span><text:span text:style-name="T1">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</text:span><text:span text:style-name="T1">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</text:span><text:span text:style-name="T1">NUEVO</text:span></text:p>
              <text:p text:style-name="P1"><text:span text:style-name="T1">23574</text:span><text:span text:style-name="T1"><text:tab/></text:span><text:span text:style-name="T1">PUERTO </text:span><text:span text:style-name="T1">ESCONDIDO</text:span></text:p>
              <text:p text:style-name="P1"><text:span text:style-name="T1">23580</text:span><text:span text:style-name="T1"><text:tab/></text:span><text:span text:style-name="T1">PUERTO </text:span><text:span text:style-name="T1">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</text:span><text:span text:style-name="T1">ANDRES </text:span><text:span text:style-name="T1">SOTAVENTO</text:span></text:p>
              <text:p text:style-name="P1"><text:span text:style-name="T1">23672</text:span><text:span text:style-name="T1"><text:tab/></text:span><text:span text:style-name="T1">SAN </text:span><text:span text:style-name="T1">ANTERO</text:span></text:p>
              <text:p text:style-name="P1"><text:span text:style-name="T1">23675</text:span><text:span text:style-name="T1"><text:tab/></text:span><text:span text:style-name="T1">SAN </text:span><text:span text:style-name="T1">BERNARDO DEL </text:span><text:span text:style-name="T1">VIENTO</text:span></text:p>
              <text:p text:style-name="P1"><text:span text:style-name="T1">23678</text:span><text:span text:style-name="T1"><text:tab/></text:span><text:span text:style-name="T1">SAN </text:span><text:span text:style-name="T1">CARLOS</text:span></text:p>
              <text:p text:style-name="P1"><text:span text:style-name="T1">23686</text:span><text:span text:style-name="T1"><text:tab/></text:span><text:span text:style-name="T1">SAN </text:span><text:span text:style-name="T1">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</text:span><text:span text:style-name="T1">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</text:span><text:span text:style-name="T1">UNION</text:span></text:p>
              <text:p text:style-name="P1"><text:span text:style-name="T1">70418</text:span><text:span text:style-name="T1"><text:tab/></text:span><text:span text:style-name="T1">LOS </text:span><text:span text:style-name="T1">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</text:span><text:span text:style-name="T1">BENITO ABAD</text:span></text:p>
              <text:p text:style-name="P1"><text:span text:style-name="T1">70702</text:span><text:span text:style-name="T1"><text:tab/></text:span><text:span text:style-name="T1">SAN </text:span><text:span text:style-name="T1">JUAN DE </text:span><text:span text:style-name="T1">BETULIA</text:span></text:p>
              <text:p text:style-name="P1"><text:span text:style-name="T1">70708</text:span><text:span text:style-name="T1"><text:tab/></text:span><text:span text:style-name="T1">SAN </text:span><text:span text:style-name="T1">MARCOS</text:span></text:p>
              <text:p text:style-name="P1"><text:span text:style-name="T1">70713</text:span><text:span text:style-name="T1"><text:tab/></text:span><text:span text:style-name="T1">SAN </text:span><text:span text:style-name="T1">ONOFRE</text:span></text:p>
              <text:p text:style-name="P1"><text:span text:style-name="T1">70717</text:span><text:span text:style-name="T1"><text:tab/></text:span><text:span text:style-name="T1">SAN </text:span><text:span text:style-name="T1">PEDRO</text:span></text:p>
              <text:p text:style-name="P1"><text:span text:style-name="T1">70742</text:span><text:span text:style-name="T1"><text:tab/></text:span><text:span text:style-name="T1">SAN </text:span><text:span text:style-name="T1">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</text:span><text:span text:style-name="T1">TOLU</text:span></text:p>
              <text:p text:style-name="P1"><text:span text:style-name="T1">70823</text:span><text:span text:style-name="T1"><text:tab/></text:span><text:span text:style-name="T1">TOLU </text:span><text:span text:style-name="T1">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4" draw:text-style-name="P2" svg:width="127mm" svg:height="117.93mm" svg:x="165.85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1" office:value-type="string" calcext:value-type="string">
            <office:annotation draw:style-name="gr4" draw:text-style-name="P2" svg:width="127mm" svg:height="117.93mm" svg:x="197.6mm" svg:y="0mm" draw:caption-point-x="-4.07mm" draw:caption-point-y="0.1mm">
              <dc:date>2017-01-18T00:00:00</dc:date>
              <text:p text:style-name="P1"><text:span text:style-name="T1">6</text:span><text:span text:style-name="T1"><text:tab/></text:span><text:span text:style-name="T1">wMAN </text:span><text:span text:style-name="T1">Planeta Rica</text:span></text:p>
              <text:p text:style-name="P1"><text:span text:style-name="T1">7</text:span><text:span text:style-name="T1"><text:tab/></text:span><text:span text:style-name="T1">URBANIZACION </text:span><text:span text:style-name="T1">PRIMERO </text:span><text:span text:style-name="T1">PLANETA</text:span></text:p>
              <text:p text:style-name="P1"><text:span text:style-name="T1">9</text:span><text:span text:style-name="T1"><text:tab/></text:span><text:span text:style-name="T1">wMAN </text:span><text:span text:style-name="T1">Monteria</text:span></text:p>
              <text:p text:style-name="P1"><text:span text:style-name="T1">10</text:span><text:span text:style-name="T1"><text:tab/></text:span><text:span text:style-name="T1">URBANIZACION </text:span><text:span text:style-name="T1">LA GLORIA</text:span></text:p>
              <text:p text:style-name="P1"><text:span text:style-name="T1">11</text:span><text:span text:style-name="T1"><text:tab/></text:span><text:span text:style-name="T1">URBANIZACION </text:span><text:span text:style-name="T1">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</text:span><text:span text:style-name="T1">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</text:span><text:span text:style-name="T1">ALTOS DE LAS </text:span><text:span text:style-name="T1">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</text:span><text:span text:style-name="T1">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</text:span><text:span text:style-name="T1">SAN FRANCISCO</text:span></text:p>
              <text:p text:style-name="P1"><text:span text:style-name="T1">21</text:span><text:span text:style-name="T1"><text:tab/></text:span><text:span text:style-name="T1">wMAN </text:span><text:span text:style-name="T1">Purisima</text:span></text:p>
              <text:p text:style-name="P1"><text:span text:style-name="T1">22</text:span><text:span text:style-name="T1"><text:tab/></text:span><text:span text:style-name="T1">URBANIZACION </text:span><text:span text:style-name="T1">PORTAL DE </text:span><text:span text:style-name="T1">ADRIANA</text:span></text:p>
              <text:p text:style-name="P1"><text:span text:style-name="T1">24</text:span><text:span text:style-name="T1"><text:tab/></text:span><text:span text:style-name="T1">wMAN </text:span><text:span text:style-name="T1">Sincelejo</text:span></text:p>
              <text:p text:style-name="P1"><text:span text:style-name="T1">25</text:span><text:span text:style-name="T1"><text:tab/></text:span><text:span text:style-name="T1">URBANIZACION </text:span><text:span text:style-name="T1">ALTOS DE LA </text:span><text:span text:style-name="T1">SABANA</text:span></text:p>
              <text:p text:style-name="P1"><text:span text:style-name="T1">26</text:span><text:span text:style-name="T1"><text:tab/></text:span><text:span text:style-name="T1">URBANIZACION </text:span><text:span text:style-name="T1">TIERRA GRATA II </text:span><text:span text:style-name="T1">ETAPA</text:span></text:p>
              <text:p text:style-name="P1"><text:span text:style-name="T1">27</text:span><text:span text:style-name="T1"><text:tab/></text:span><text:span text:style-name="T1">URBANIZACION </text:span><text:span text:style-name="T1">VILLA ORIETA V </text:span><text:span text:style-name="T1">ETAPA</text:span></text:p>
              <text:p text:style-name="P1"><text:span text:style-name="T1">28</text:span><text:span text:style-name="T1"><text:tab/></text:span><text:span text:style-name="T1">URBANIZACION </text:span><text:span text:style-name="T1">VILLA KAREN</text:span></text:p>
              <text:p text:style-name="P1"><text:span text:style-name="T1">29</text:span><text:span text:style-name="T1"><text:tab/></text:span><text:span text:style-name="T1">wMAN </text:span><text:span text:style-name="T1">Corozal</text:span></text:p>
              <text:p text:style-name="P1"><text:span text:style-name="T1">30</text:span><text:span text:style-name="T1"><text:tab/></text:span><text:span text:style-name="T1">URBANIZACION </text:span><text:span text:style-name="T1">DIOS Y PUEBLO</text:span></text:p>
              <text:p text:style-name="P1"><text:span text:style-name="T1">31</text:span><text:span text:style-name="T1"><text:tab/></text:span><text:span text:style-name="T1">wMAN </text:span><text:span text:style-name="T1">Sampues</text:span></text:p>
              <text:p text:style-name="P1"><text:span text:style-name="T1">32</text:span><text:span text:style-name="T1"><text:tab/></text:span><text:span text:style-name="T1">LA VICTORIA </text:span><text:span text:style-name="T1">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</text:span><text:span text:style-name="T1">ISABEL</text:span></text:p>
              <text:p text:style-name="P1"><text:span text:style-name="T1">36</text:span><text:span text:style-name="T1"><text:tab/></text:span><text:span text:style-name="T1">wMAN </text:span><text:span text:style-name="T1">Galeras</text:span></text:p>
              <text:p text:style-name="P1"><text:span text:style-name="T1">37</text:span><text:span text:style-name="T1"><text:tab/></text:span><text:span text:style-name="T1">URBANIZACIÓN </text:span><text:span text:style-name="T1">CIUDADELA </text:span><text:span text:style-name="T1">JERUSALEM</text:span></text:p>
            </office:annotation>
            <text:p>id_urbanizacion</text:p>
          </table:table-cell>
          <table:table-cell table:style-name="ce1" office:value-type="string" calcext:value-type="string">
            <office:annotation draw:style-name="gr2" draw:text-style-name="P2" svg:width="127mm" svg:height="10.29mm" svg:x="229.35mm" svg:y="7.82mm" draw:caption-point-x="-4.07mm" draw:caption-point-y="-7.72mm">
              <dc:date>2017-01-18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6" office:value-type="string" calcext:value-type="string">
            <office:annotation draw:style-name="gr1" draw:text-style-name="P2" svg:width="127mm" svg:height="9.52mm" svg:x="261.1mm" svg:y="8.2mm" draw:caption-point-x="-4.07mm" draw:caption-point-y="-8.1mm">
              <dc:date>2017-01-18T00:00:00</dc:date>
              <text:p text:style-name="P1"><text:span text:style-name="T1">Alfanumérico sin </text:span><text:span text:style-name="T1">puntos ni doble </text:span><text:span text:style-name="T1">punto (. o :)</text:span></text:p>
            </office:annotation>
            <text:p>MAC del Master EOC</text:p>
          </table:table-cell>
          <table:table-cell table:style-name="ce6" office:value-type="string" calcext:value-type="string">
            <office:annotation draw:style-name="gr1" draw:text-style-name="P2" svg:width="127mm" svg:height="9.52mm" svg:x="292.85mm" svg:y="8.2mm" draw:caption-point-x="-4.07mm" draw:caption-point-y="-8.1mm">
              <dc:date>2017-01-18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6" office:value-type="string" calcext:value-type="string">
            <office:annotation draw:style-name="gr1" draw:text-style-name="P2" svg:width="127mm" svg:height="9.52mm" svg:x="324.6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6" office:value-type="string" calcext:value-type="string">
            <text:p>IP ONU</text:p>
          </table:table-cell>
          <table:table-cell table:style-name="ce6" office:value-type="string" calcext:value-type="string">
            <office:annotation draw:style-name="gr1" draw:text-style-name="P2" svg:width="127mm" svg:height="9.52mm" svg:x="388.1mm" svg:y="8.2mm" draw:caption-point-x="-4.07mm" draw:caption-point-y="-8.1mm">
              <dc:date>2017-01-18T00:00:00</dc:date>
              <text:p text:style-name="P1"><text:span text:style-name="T1">Alfanumérico sin </text:span><text:span text:style-name="T1">puntos ni doble </text:span><text:span text:style-name="T1">punto (. o :)</text:span></text:p>
            </office:annotation>
            <text:p>MAC HUB</text:p>
          </table:table-cell>
          <table:table-cell table:style-name="ce6" office:value-type="string" calcext:value-type="string">
            <text:p>IP HUB</text:p>
          </table:table-cell>
          <table:table-cell table:style-name="ce6" office:value-type="string" calcext:value-type="string">
            <office:annotation draw:style-name="gr1" draw:text-style-name="P2" svg:width="127mm" svg:height="9.52mm" svg:x="451.6mm" svg:y="8.2mm" draw:caption-point-x="-4.07mm" draw:caption-point-y="-8.1mm">
              <dc:date>2017-01-18T00:00:00</dc:date>
              <text:p text:style-name="P1"><text:span text:style-name="T1">Alfanumérico sin </text:span><text:span text:style-name="T1">puntos ni doble </text:span><text:span text:style-name="T1">punto (. o :)</text:span></text:p>
            </office:annotation>
            <text:p>MAC-CPE</text:p>
          </table:table-cell>
          <table:table-cell table:style-name="ce1" office:value-type="string" calcext:value-type="string">
            <office:annotation draw:style-name="gr1" draw:text-style-name="P2" svg:width="127mm" svg:height="9.52mm" svg:x="483.35mm" svg:y="8.2mm" draw:caption-point-x="-4.07mm" draw:caption-point-y="-8.1mm">
              <dc:date>2017-01-18T00:00:00</dc:date>
              <text:p text:style-name="P1"><text:span text:style-name="T1">Alfanumérico sin </text:span><text:span text:style-name="T1">puntos ni doble </text:span><text:span text:style-name="T1">punto (. o :)</text:span></text:p>
            </office:annotation>
            <text:p>mac_celda</text:p>
          </table:table-cell>
          <table:table-cell table:style-name="ce1" office:value-type="string" calcext:value-type="string">
            <text:p>ip_celda</text:p>
          </table:table-cell>
          <table:table-cell table:style-name="ce1" office:value-type="string" calcext:value-type="string">
            <text:p>nombre_nodo</text:p>
          </table:table-cell>
          <table:table-cell table:style-name="ce1" office:value-type="string" calcext:value-type="string">
            <text:p>nombre_sectorial</text:p>
          </table:table-cell>
          <table:table-cell table:style-name="ce1" office:value-type="string" calcext:value-type="string">
            <text:p>ip_switch_celda</text:p>
          </table:table-cell>
          <table:table-cell table:style-name="ce1" office:value-type="string" calcext:value-type="string">
            <office:annotation draw:style-name="gr1" draw:text-style-name="P2" svg:width="127mm" svg:height="9.52mm" svg:x="647.17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1" office:value-type="string" calcext:value-type="string">
            <text:p>ip_sm_celda</text:p>
          </table:table-cell>
          <table:table-cell table:style-name="ce1" office:value-type="string" calcext:value-type="string">
            <office:annotation draw:style-name="gr1" draw:text-style-name="P2" svg:width="127mm" svg:height="9.52mm" svg:x="710.67mm" svg:y="8.2mm" draw:caption-point-x="-4.07mm" draw:caption-point-y="-8.1mm">
              <dc:date>2017-01-18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1" office:value-type="string" calcext:value-type="string">
            <office:annotation draw:style-name="gr2" draw:text-style-name="P2" svg:width="127mm" svg:height="10.29mm" svg:x="742.42mm" svg:y="7.82mm" draw:caption-point-x="-4.07mm" draw:caption-point-y="-7.72mm">
              <dc:date>2017-01-18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office:annotation draw:style-name="gr1" draw:text-style-name="P2" svg:width="127mm" svg:height="9.52mm" svg:x="837.67mm" svg:y="8.2mm" draw:caption-point-x="-4.07mm" draw:caption-point-y="-8.1mm">
              <dc:date>2017-01-18T00:00:00</dc:date>
              <text:p text:style-name="P1"><text:span text:style-name="T1">Alfanumérico sin </text:span><text:span text:style-name="T1">puntos ni doble </text:span><text:span text:style-name="T1">punto (. o :) en </text:span><text:span text:style-name="T1">MINUSCULAS</text:span></text:p>
            </office:annotation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d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203f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f9b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f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27c6be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421f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751aa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0bfd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2-AA-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62" calcext:value-type="float">
            <text:p>23162</text:p>
          </table:table-cell>
          <table:table-cell table:style-name="ce4" office:value-type="string" calcext:value-type="string">
            <text:p>wMAN Cerete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7" table:style-name="ce2" office:value-type="string" calcext:value-type="string">
            <text:p>N/A</text:p>
          </table:table-cell>
          <table:table-cell office:value-type="string" calcext:value-type="string">
            <text:p>E48D8CF33A4F</text:p>
          </table:table-cell>
          <table:table-cell office:value-type="string" calcext:value-type="string">
            <text:p>172.16.20.5</text:p>
          </table:table-cell>
          <table:table-cell table:style-name="ce2" office:value-type="string" calcext:value-type="string">
            <text:p>N/A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172.16.20.5</text:p>
          </table:table-cell>
          <table:table-cell office:value-type="string" calcext:value-type="string">
            <text:p>E48D8CF33A51</text:p>
          </table:table-cell>
          <table:table-cell office:value-type="string" calcext:value-type="string">
            <text:p>TRUE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office:value-type="string" calcext:value-type="string">
            <text:p>6c3b6b34a4eb</text:p>
          </table:table-cell>
          <table:table-cell table:number-columns-repeated="998"/>
        </table:table-row>
        <table:table-row table:style-name="ro1" table:number-rows-repeated="10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7"/>
          <table:table-cell table:style-name="ce2" table:number-columns-repeated="4"/>
          <table:table-cell table:number-columns-repeated="998"/>
        </table:table-row>
        <table:table-row table:style-name="ro4" table:number-rows-repeated="9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7"/>
          <table:table-cell table:style-name="ce2" table:number-columns-repeated="4"/>
          <table:table-cell table:number-columns-repeated="998"/>
        </table:table-row>
        <table:table-row table:style-name="ro1" table:number-rows-repeated="183"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 table:number-columns-repeated="15"/>
          <table:table-cell table:style-name="ce7"/>
          <table:table-cell table:style-name="ce2" table:number-columns-repeated="4"/>
          <table:table-cell table:number-columns-repeated="998"/>
        </table:table-row>
        <table:table-row table:style-name="ro2" table:number-rows-repeated="104836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iable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row table:style-name="ro5">
          <table:table-cell table:style-name="ce8" office:value-type="string" calcext:value-type="string">
            <text:p>Campos OBLIGATORIOS Para HFC</text:p>
          </table:table-cell>
          <table:table-cell/>
          <table:table-cell table:style-name="ce8" office:value-type="string" calcext:value-type="string">
            <text:p>Campos OBLIGATORIOS para Para wMA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odigo_nodoocelda</text:p>
          </table:table-cell>
          <table:table-cell/>
          <table:table-cell office:value-type="string" calcext:value-type="string">
            <text:p>codigo_nodoocelda</text:p>
          </table:table-cell>
          <table:table-cell/>
          <table:table-cell table:style-name="ce11" office:value-type="string" calcext:value-type="string">
            <text:p>En este campo codigo_nodoocelda va el código del nodo en caso de HFC o el ćodigo de la celda caso wMAN</text:p>
          </table:table-cell>
        </table:table-row>
        <table:table-row table:style-name="ro5"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codigo_cabecera</text:p>
          </table:table-cell>
          <table:table-cell/>
          <table:table-cell office:value-type="string" calcext:value-type="string">
            <text:p>Los campos obligatorios están marcados en amarillo para cada tecnología</text:p>
          </table:table-cell>
        </table:table-row>
        <table:table-row table:style-name="ro5"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departamento</text:p>
          </table:table-cell>
          <table:table-cell/>
          <table:table-cell office:value-type="string" calcext:value-type="string">
            <text:p>Se debe cargar en una misma hoja , con el mismo encabezado la información de ambas tecnologías</text:p>
          </table:table-cell>
        </table:table-row>
        <table:table-row table:style-name="ro5">
          <table:table-cell office:value-type="string" calcext:value-type="string">
            <text:p>municipio</text:p>
          </table:table-cell>
          <table:table-cell/>
          <table:table-cell office:value-type="string" calcext:value-type="string">
            <text:p>municipio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urbanizacion</text:p>
          </table:table-cell>
          <table:table-cell/>
          <table:table-cell office:value-type="string" calcext:value-type="string">
            <text:p>urbanizaci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d_urbanizacion</text:p>
          </table:table-cell>
          <table:table-cell/>
          <table:table-cell office:value-type="string" calcext:value-type="string">
            <text:p>id_urbanizaci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ipo_tecnologia</text:p>
          </table:table-cell>
          <table:table-cell/>
          <table:table-cell office:value-type="string" calcext:value-type="string">
            <text:p>tipo_tecnologi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C del Master EOC</text:p>
          </table:table-cell>
          <table:table-cell/>
          <table:table-cell office:value-type="string" calcext:value-type="string">
            <text:p>mac_celda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P del Master EOC</text:p>
          </table:table-cell>
          <table:table-cell/>
          <table:table-cell office:value-type="string" calcext:value-type="string">
            <text:p>ip_celd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C ONU</text:p>
          </table:table-cell>
          <table:table-cell/>
          <table:table-cell office:value-type="string" calcext:value-type="string">
            <text:p>nombre_sectorial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P ONU</text:p>
          </table:table-cell>
          <table:table-cell/>
          <table:table-cell office:value-type="string" calcext:value-type="string">
            <text:p>ip_switch_celd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stado_registro</text:p>
          </table:table-cell>
          <table:table-cell/>
          <table:table-cell office:value-type="string" calcext:value-type="string">
            <text:p>mac_sm_celd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atitud</text:p>
          </table:table-cell>
          <table:table-cell/>
          <table:table-cell office:value-type="string" calcext:value-type="string">
            <text:p>ip_sm_celd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ongitud</text:p>
          </table:table-cell>
          <table:table-cell/>
          <table:table-cell office:value-type="string" calcext:value-type="string">
            <text:p>mac_cpe_cel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cesclavo1</text:p>
          </table:table-cell>
          <table:table-cell/>
          <table:table-cell office:value-type="string" calcext:value-type="string">
            <text:p>estado_registro 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latitu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C HUB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P HUB</text:p>
          </table:table-cell>
          <table:table-cell/>
          <table:table-cell office:value-type="string" calcext:value-type="string">
            <text:p>macesclavo1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MAC-CPE</text:p>
          </table:table-cell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8P0"/>
    </number:currency-style>
    <number:currency-style style:name="N2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2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20109P0"/>
    </number:currency-style>
    <number:currency-style style:name="N2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1P0"/>
    </number:currency-style>
    <number:currency-style style:name="N2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2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20112P0"/>
    </number:currency-style>
    <number:date-style style:name="N2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20114" number:language="es" number:country="CO">
      <number:day number:style="long"/>
      <number:text>-</number:text>
      <number:month number:textual="true"/>
    </number:date-style>
    <number:date-style style:name="N20115" number:language="es" number:country="CO">
      <number:month number:textual="true"/>
      <number:text>-</number:text>
      <number:year/>
    </number:date-style>
    <number:date-style style:name="N2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8P0"/>
    </number:number-style>
    <number:number-style style:name="N2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2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19P0"/>
    </number:number-style>
    <number:number-style style:name="N2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1P0"/>
    </number:number-style>
    <number:number-style style:name="N2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2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22P0"/>
    </number:number-style>
    <number:number-style style:name="N2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26P2" style:volatile="true" number:language="es" number:country="CO">
      <loext:fill-character> </loext:fill-character>
      <number:text>- </number:text>
    </number:number-style>
    <number:text-style style:name="N20126" number:language="es" number:country="CO"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number:currency-style style:name="N2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20130" number:language="es" number:country="CO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es" number:country="CO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4P1" style:volatile="true" number:language="es" number:country="CO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34P2" style:volatile="true" number:language="es" number:country="CO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4" number:language="es" number:country="CO"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currency-style style:name="N2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38" number:language="es" number:country="CO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2:27:12.335246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8:22:22.184317356</meta:creation-date>
    <dc:date>2017-01-23T14:33:29.482096036</dc:date>
    <meta:editing-duration>PT2H40M38S</meta:editing-duration>
    <meta:editing-cycles>25</meta:editing-cycles>
    <meta:generator>LibreOffice/5.1.4.2$Linux_X86_64 LibreOffice_project/10m0$Build-2</meta:generator>
    <meta:document-statistic meta:table-count="3" meta:cell-count="546" meta:object-count="0"/>
  </office:meta>
</office:document-meta>
</file>